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ru" fo:country="RU" fo:font-style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arch_minmax_0x88.js</text:p>
      <text:p text:style-name="Standard"/>
      <text:p text:style-name="P2">Полный перебор <text:span text:style-name="T1">minmax</text:span>.</text:p>
      <text:p text:style-name="Standard"/>
      <text:p text:style-name="P1">Шахматная программа написана на языке <text:span text:style-name="T1">java script</text:span></text:p>
      <text:p text:style-name="P3"/>
      <text:p text:style-name="P7"><text:span text:style-name="T2">MinMax.</text:span></text:p>
      <text:p text:style-name="P5">У минмакса есть свои плюсы. Он более прозрачен в логике поиска. Белые стремятся увеличить оценку и выбирают ходы приводящие к росту. Черные пытаются минимизировать оценку и выбирают ходы приводящие к уменьшению оценки.</text:p>
      <text:p text:style-name="P5"/>
      <text:p text:style-name="P5">Как это работает? Ходящая сторона по позиции генерирует список ходов. Потом бежим по списку и делаем ходы. Сделав ход рекурсивно вызываем функцию поиска. И так пока не будет достигнута предельная глубина поиска либо в позиции нет ходов это особая ситуация пата или мата. Если королю некуда ходить и он под шахом это мат, а если нет ходов и король не под шахом это пат. На предельной глубине вызываем функцию оценки позиции.</text:p>
      <text:p text:style-name="P5"/>
      <text:p text:style-name="P5">Полный перебор используем для тестирования генератора позиций. Также его используем для замера скорости перебора. Ну и это эталон игры потому что тут смотрим все ходы и всякие оптимизации альфа бета перебора не должны ему проигрывать а чистая альфа бета должна играть так же.</text:p>
      <text:p text:style-name="P5"/>
      <text:p text:style-name="P5">На входе подаем массив как позицию и глубину поиска. На выходе должны иметь оценку лучшего хода и вариант который привел к этой позиции. Для простоты еще позицию соответствующую лучшему ходу. Оценку можно записать в позицию. Еще возвращаем кеш-ключ позиции. </text:p>
      <text:p text:style-name="P5"/>
      <text:p text:style-name="P5">Вроде все предельно просто.</text:p>
      <text:p text:style-name="P5"/>
      <text:p text:style-name="P6">Замечание о <text:span text:style-name="T1">NegaMax.</text:span></text:p>
      <text:p text:style-name="P5">Я пытался сделать поиск в виде негамакса. Но не смог отладить случай мата. Матовая оценка <text:s/>должна быть ультимативно большой и это как то конфликтует с границей альфа бета поиска.</text:p>
      <text:p text:style-name="P5">Почему то матовая оценка резалась то со стороны белых то со стороны черных. В общем я не смог решить этот вопрос. Понятно что почти все современные движки это негамакс. Значит этот вопрос они как то решают. В случае негамакса альфа и бета инвертируются и меняются местами и оценка тоже инвертируется. Вроде все понятно, но не очевидно. В итоге матовый вариант где то срезался. И срезался именно при добавлении альфа беты оптимизации. Надо будет попробовать еще раз. Может получ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7M1S</meta:editing-duration>
    <meta:editing-cycles>244</meta:editing-cycles>
    <meta:generator>OpenOffice/4.1.16$Win32 OpenOffice.org_project/4116m3$Build-9816</meta:generator>
    <dc:date>2026-04-02T19:36:30.92</dc:date>
    <meta:document-statistic meta:table-count="0" meta:image-count="0" meta:object-count="0" meta:page-count="1" meta:paragraph-count="12" meta:word-count="311" meta:character-count="1980"/>
    <meta:user-defined meta:name="Info 1"/>
    <meta:user-defined meta:name="Info 2"/>
    <meta:user-defined meta:name="Info 3"/>
    <meta:user-defined meta:name="Info 4"/>
  </office:meta>
</office:document-meta>
</file>